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text:span text:style-name="scrBookName_scrBook_scrBody">Matthew </text:span></text:p>
        <text:p text:style-name="TitleMain_scrBook_scrBody"><text:span text:style-name="span_.tpi_TitleMain_scrBook_scrBody">Gutnius Matyu i raitim</text:span></text:p>
        <text:p text:style-name="IntroSectionHead_scrIntroSection_scrBook_scrBody"><text:span text:style-name="span_.tpi_IntroSectionHead_scrIntroSection_scrBook_scrBody">Tok i go pas</text:span></text:p>
        <text:p text:style-name="IntroParagraph_scrIntroSection_scrBook_scrBody"><text:span text:style-name="span_.tpi_IntroParagraph_scrIntroSection_scrBook_scrBody">Gutnius Matyu i raitim em i namba wan bilong ol 4-pela buk i stori long ol samting i bin kamap long Jisas long taim em i stap long graun. Dispela buk i mustori pastaim long ol samting i bin kamap long taim Maria i karim Jisas, na em i stori i go inap long taim ol i kilim Jisas i dai, na em i kirap bek long matmat, na em i lusim ol lain bilong en na i go antap long heven. Wanpela bikpela samting Matyu i laik soim, em i olsem, Jisas em inapim tru ol promis God i bin mekim bipo na ol i bin raitim long ol buk i stap long Olpela Kontrak o Olpela Testamen. </text:span></text:p>
        <text:p text:style-name="ChapterHead_scrSection_scrBook_scrBody"><text:span text:style-name="span_.tpi_ChapterHead_scrSection_scrBook_scrBody">Jisas i kamap long graun</text:span></text:p>
        <text:p text:style-name="SectionHead_scrSection_scrBook_scrBody"><text:span text:style-name="span_.tpi_SectionHead_scrSection_scrBook_scrBody">Nem bilong ol lain tumbuna bilong Jisas Krais</text:span></text:p>
        <text:p text:style-name="ChapterNumber1"><text:span text:style-name="ChapterNumber_Paragraph1_scrSection_scrBook_scrBody">1</text:span><text:span text:style-name="ChapterNumber_.tpi"><text:variable-set text:name="Left_Guideword_L" text:display="none" text:formula="ooow: Matthew 1" office:value-type="string" office:string-value="Matthew 1"/></text:span><text:span text:style-name="ChapterNumber_.tpi"><text:variable-set text:name="Right_Guideword_R" text:display="none" text:formula="ooow: Matthew 1" office:value-type="string" office:string-value="Matthew 1"/></text:span><text:span/><text:span text:style-name="span_.tpi_Paragraph1_scrSection_scrBook_scrBody"><text:span text:style-name="VerseNumber1_Paragraph1_scrSection_scrBook_scrBody"> 1 </text:span>Dispela †  em i tok long ol lain tumbuna bilong Jisas Krais. Jisas em i bilong lain bilong Devit na Devit em i bilong lain bilong Abraham. replace text here</text:span></text:p>
        <text:p text:style-name="SectionHead_scrSection_scrSection_scrBook_scrBody"><text:span text:style-name="span_.tpi_SectionHead_scrSection_scrSection_scrBook_scrBody">Josep wantaim meri na pikinini i go long Isip</text:span></text:p>
        <text:p text:style-name="Paragraph_scrSection_scrSection_scrBook_scrBody"><text:span text:style-name="span_.tpi_Paragraph_scrSection_scrSection_scrBook_scrBody"><text:span text:style-name="VerseNumber_Paragraph_scrSection_scrSection_scrBook_scrBody"> 13 </text:span>Ol saveman i go pinis, na ensel bilong Bikpela i kamap long Josep long driman. Ensel i tok olsem, “Yu kirap na kisim pikinini wantaim mama bilong en, na yu ranawe i go long Isip.</text:span><text:span text:style-name="span_Paragraph_scrSection_scrSection_scrBook_scrBody"><text:reference-ref text:reference-format="text" text:ref-name="f06c1ac15-935c-4ff4-99f9-257a5372c48a">c</text:reference-ref></text:span><text:span text:style-name="span_.tpi_Paragraph_scrSection_scrSection_scrBook_scrBody"> Na yu mas i stap long Isip inap long taim mi givim tok gen long yu, long wanem, Herot i laik painim pikinini na kilim em i dai.” </text:span><text:span text:style-name="span_.tpi_Paragraph_scrSection_scrSection_scrBook_scrBody"><text:span text:style-name="VerseNumber_Paragraph_scrSection_scrSection_scrBook_scrBody">14 </text:span>Orait Josep i kirap na i kisim pikinini wantaim mama bilong en long nait yet, na em i bringim ol i go long Isip. </text:span><text:span text:style-name="span_.tpi_Paragraph_scrSection_scrSection_scrBook_scrBody"><text:span text:style-name="VerseNumber_Paragraph_scrSection_scrSection_scrBook_scrBody">15 </text:span>Na †  Josep i stap long Isip inap long Herot i dai pinis. Dispela samting i kamap bilong inapim wanpela tok Bikpela i bin mekim long maus bilong profet. Em i bin tok olsem, “Pikinini man bilong mi em i stap long Isip, na mi singautim em long lusim Isip na em i kam.”</text:span></text:p>
        <text:p text:style-name="NoteGeneralParagraph_scrSection_scrSection_scrBook_scr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none" fo:font-family="Times New Roman" style:font-name-complex="Times New Roman" fo:language="en" fo:country="US"/>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text-properties fo:font-size="18pt" style:font-size-complex="18pt" fo:font-weight="700" style:font-weight-complex="700" fo:font-style="normal"/>
    </style:style>
    <style:style xmlns:style="urn:oasis:names:tc:opendocument:xmlns:style:1.0" style:name="span_.tpi_TitleMain_scrBook_scrBody" style:family="text" style:parent-style-name="TitleMain_scrBook_scrBody">
      <style:text-properties fo:font-family="Times New Roman" style:font-name-complex="Times New Roman" fo:language="none" fo:country="none"/>
    </style:style>
    <style:style xmlns:style="urn:oasis:names:tc:opendocument:xmlns:style:1.0" style:name="scrIntroSection_scrBook_scrBody" style:family="paragraph" style:parent-style-name="scrBook_scrBody">
      <style:paragraph-properties fo:text-align="left"/>
    </style:style>
    <style:style xmlns:style="urn:oasis:names:tc:opendocument:xmlns:style:1.0" style:name="IntroSectionHead_scrIntroSection_scrBook_scrBody" style:family="paragraph" style:parent-style-name="scrIntroSection_scrBook_scrBody">
      <style:paragraph-properties fo:text-align="left" fo:text-indent="0pt" fo:margin-left="0pt" fo:margin-top="3pt" fo:margin-bottom="3pt"/>
      <style:text-properties fo:font-weight="700" style:font-weight-complex="700" fo:font-style="normal"/>
    </style:style>
    <style:style xmlns:style="urn:oasis:names:tc:opendocument:xmlns:style:1.0" style:name="span_.tpi_IntroSectionHead_scrIntroSection_scrBook_scrBody" style:family="text" style:parent-style-name="IntroSectionHead_scrIntroSection_scrBook_scrBody">
      <style:text-properties fo:font-family="Times New Roman" style:font-name-complex="Times New Roman"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style>
    <style:style xmlns:style="urn:oasis:names:tc:opendocument:xmlns:style:1.0" style:name="span_.tpi_IntroParagraph_scrIntroSection_scrBook_scrBody" style:family="text" style:parent-style-name="IntroParagraph_scrIntroSection_scrBook_scrBody">
      <style:text-properties fo:font-family="Times New Roman" style:font-name-complex="Times New Roman" fo:language="none" fo:country="none"/>
    </style:style>
    <style:style xmlns:style="urn:oasis:names:tc:opendocument:xmlns:style:1.0" style:name="scrSection_scrBook_scrBody" style:family="paragraph" style:parent-style-name="scrBook_scrBody">
      <style:paragraph-properties fo:text-align="left"/>
    </style:style>
    <style:style xmlns:style="urn:oasis:names:tc:opendocument:xmlns:style:1.0" style:name="ChapterHead_scrSection_scrBook_scrBody" style:family="paragraph" style:parent-style-name="scrSection_scrBook_scrBody">
      <style:paragraph-properties fo:padding-top="21pt" fo:border-bottom="0.5pt solid #ffffff" fo:border-top="0.5pt solid #ffffff" fo:border-left="0.5pt solid #ffffff" fo:border-right="0.5pt solid #ffffff" fo:padding-bottom="21pt"/>
    </style:style>
    <style:style xmlns:style="urn:oasis:names:tc:opendocument:xmlns:style:1.0" style:name="span_.tpi_ChapterHead_scrSection_scrBook_scrBody" style:family="text" style:parent-style-name="ChapterHead_scrSection_scrBook_scrBody">
      <style:text-properties fo:font-family="Times New Roman" style:font-name-complex="Times New Roman" fo:language="none" fo:country="none"/>
    </style:style>
    <style:style xmlns:style="urn:oasis:names:tc:opendocument:xmlns:style:1.0" style:name="SectionHead_scrSection_scrBook_scrBody" style:family="paragraph" style:parent-style-name="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Book_scrBody" style:family="text" style:parent-style-name="SectionHead_scrSection_scrBook_scrBody">
      <style:text-properties fo:font-family="Times New Roman" style:font-name-complex="Times New Roman" fo:language="none" fo:country="none"/>
    </style:style>
    <style:style xmlns:style="urn:oasis:names:tc:opendocument:xmlns:style:1.0" style:name="Paragraph1_scrSection_scrBook_scrBody" style:family="paragraph" style:parent-style-name="scrSection_scrBook_scrBody">
      <style:paragraph-properties fo:margin-left="0pt"/>
    </style:style>
    <style:style xmlns:style="urn:oasis:names:tc:opendocument:xmlns:style:1.0" style:name="ChapterNumber_Paragraph1_scrSection_scrBook_scrBody" style:family="text" style:parent-style-name="Paragraph1_scrSection_scrBook_scrBody">
      <style:text-properties fo:font-weight="700" style:font-weight-complex="700" fo:font-family="Times New Roman" style:font-name-complex="Times New Roman" fo:language="none" fo:country="none"/>
    </style:style>
    <style:style xmlns:style="urn:oasis:names:tc:opendocument:xmlns:style:1.0" style:name="VerseNumber1_Paragraph1_scrSection_scrBook_scrBody" style:family="text" style:parent-style-name="Paragraph1_scrSection_scrBook_scrBody">
      <style:text-properties text:display="none" fo:font-family="Times New Roman" style:font-name-complex="Times New Roman" fo:language="none" fo:country="none"/>
    </style:style>
    <style:style xmlns:style="urn:oasis:names:tc:opendocument:xmlns:style:1.0" style:name="span_.tpi_Paragraph1_scrSection_scrBook_scrBody" style:family="text" style:parent-style-name="Paragraph1_scrSection_scrBook_scrBody">
      <style:text-properties fo:font-family="Times New Roman" style:font-name-complex="Times New Roman" fo:language="none" fo:country="none"/>
    </style:style>
    <style:style xmlns:style="urn:oasis:names:tc:opendocument:xmlns:style:1.0" style:name="scrSection_scrSection_scrBook_scrBody" style:family="paragraph" style:parent-style-name="scrSection_scrBook_scrBody">
      <style:paragraph-properties fo:text-align="left"/>
    </style:style>
    <style:style xmlns:style="urn:oasis:names:tc:opendocument:xmlns:style:1.0" style:name="SectionHead_scrSection_scrSection_scrBook_scrBody" style:family="paragraph" style:parent-style-name="scrSection_scrSection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style:font-weight-complex="700" fo:font-style="normal"/>
    </style:style>
    <style:style xmlns:style="urn:oasis:names:tc:opendocument:xmlns:style:1.0" style:name="span_.tpi_SectionHead_scrSection_scrSection_scrBook_scrBody" style:family="text" style:parent-style-name="SectionHead_scrSection_scrSection_scrBook_scrBody">
      <style:text-properties fo:font-family="Times New Roman" style:font-name-complex="Times New Roman" fo:language="none" fo:country="none"/>
    </style:style>
    <style:style xmlns:style="urn:oasis:names:tc:opendocument:xmlns:style:1.0" style:name="Paragraph_scrSection_scrSection_scrBook_scrBody" style:family="paragraph" style:parent-style-name="scrSection_scrSection_scrBook_scrBody">
      <style:paragraph-properties fo:text-indent="12pt" fo:margin-left="0pt"/>
    </style:style>
    <style:style xmlns:style="urn:oasis:names:tc:opendocument:xmlns:style:1.0" style:name="VerseNumber_Paragraph_scrSection_scrSection_scrBook_scrBody" style:family="text" style:parent-style-name="Paragraph_scrSection_scrSection_scrBook_scrBody">
      <style:paragraph-properties fo:text-indent="0pt" fo:margin-left="0pt"/>
      <style:text-properties fo:font-size="12pt" style:font-size-complex="12pt" style:text-position="super 55%" fo:font-family="Times New Roman" style:font-name-complex="Times New Roman" fo:language="none" fo:country="none"/>
    </style:style>
    <style:style xmlns:style="urn:oasis:names:tc:opendocument:xmlns:style:1.0" style:name="span_.tpi_Paragraph_scrSection_scrSection_scrBook_scrBody" style:family="text" style:parent-style-name="Paragraph_scrSection_scrSection_scrBook_scrBody">
      <style:text-properties fo:font-family="Times New Roman" style:font-name-complex="Times New Roman" fo:language="none" fo:country="none"/>
    </style:style>
    <style:style xmlns:style="urn:oasis:names:tc:opendocument:xmlns:style:1.0" style:name="span_Paragraph_scrSection_scrSection_scrBook_scrBody" style:family="text" style:parent-style-name="Paragraph_scrSection_scrSection_scrBook_scrBody"/>
    <style:style xmlns:style="urn:oasis:names:tc:opendocument:xmlns:style:1.0" style:name="NoteGeneralParagraph_scrSection_scrSection_scrBook_scrBody" style:family="paragraph" style:parent-style-name="scrSection_scrSection_scrBook_scrBody">
      <style:paragraph-properties fo:text-indent="0pt" fo:margin-left="0pt"/>
      <style:text-properties text:display="prince-footnote"/>
    </style:style>
    <style:style xmlns:style="urn:oasis:names:tc:opendocument:xmlns:style:1.0" style:name="span_NoteGeneralParagraph_scrSection_scrSection_scrBook_scrBody" style:family="text" style:parent-style-name="NoteGeneralParagraph_scrSection_scrSection_scrBook_scrBody"/>
    <style:style xmlns:style="urn:oasis:names:tc:opendocument:xmlns:style:1.0" style:name="span_.tpi_NoteGeneralParagraph_scrSection_scrSection_scrBook_scrBody" style:family="text" style:parent-style-name="NoteGeneralParagraph_scrSection_scrSection_scrBook_scrBody">
      <style:text-properties fo:font-family="Times New Roman" style:font-name-complex="Times New Roman"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hr-fonipa" style:family="paragraph" style:parent-style-name="none">
      <style:text-properties fo:font-family="Charis SIL"/>
    </style:style>
    <style:style style:name="span_.chr-fonipa" style:family="paragraph" style:parent-style-name="none">
      <style:text-properties fo:font-family="Charis SIL"/>
    </style:style>
    <style:style style:name="div_.chr-QM-x-sp" style:family="paragraph" style:parent-style-name="none">
      <style:text-properties fo:font-family="Times New Roman"/>
    </style:style>
    <style:style style:name="span_.chr-QM-x-sp" style:family="paragraph" style:parent-style-name="none">
      <style:text-properties fo:font-family="Times New Roman"/>
    </style:style>
    <style:style style:name="div_.chr-x-acc" style:family="paragraph" style:parent-style-name="none">
      <style:text-properties fo:font-family="Charis SIL"/>
    </style:style>
    <style:style style:name="span_.chr-x-acc" style:family="paragraph" style:parent-style-name="none">
      <style:text-properties fo:font-family="Charis SIL"/>
    </style:style>
    <style:style style:name="div_.chr-Zxxx-QM-x-sp-audio" style:family="paragraph" style:parent-style-name="none">
      <style:text-properties fo:font-family="Charis SIL"/>
    </style:style>
    <style:style style:name="span_.chr-Zxxx-QM-x-sp-audio" style:family="paragraph" style:parent-style-name="none">
      <style:text-properties fo:font-family="Charis SIL"/>
    </style:style>
    <style:style style:name="div_.chr" style:family="paragraph" style:parent-style-name="none">
      <style:text-properties fo:font-family="Digohweli"/>
    </style:style>
    <style:style style:name="span_.chr" style:family="paragraph" style:parent-style-name="none">
      <style:text-properties fo:font-family="Digohweli"/>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ga" style:family="paragraph" style:parent-style-name="none">
      <style:text-properties fo:font-family="Charis SIL"/>
    </style:style>
    <style:style style:name="span_.ega" style:family="paragraph" style:parent-style-name="none">
      <style:text-properties fo:font-family="Charis SIL"/>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go-Telu" style:family="paragraph" style:parent-style-name="none">
      <style:text-properties fo:font-family="TELuni Nirmal"/>
    </style:style>
    <style:style style:name="span_.ggo-Telu" style:family="paragraph" style:parent-style-name="none">
      <style:text-properties fo:font-family="TELuni Nirmal"/>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imes New Roman"/>
    </style:style>
    <style:style style:name="span_.lv" style:family="paragraph" style:parent-style-name="none">
      <style:text-properties fo:font-family="Times New Roman"/>
    </style:style>
    <style:style style:name="div_.mcb" style:family="paragraph" style:parent-style-name="none">
      <style:text-properties fo:font-family="Charis SIL"/>
    </style:style>
    <style:style style:name="span_.mcb" style:family="paragraph" style:parent-style-name="none">
      <style:text-properties fo:font-family="Charis SIL"/>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lel" style:family="paragraph" style:parent-style-name="none">
      <style:text-properties fo:font-family="Segoe UI"/>
    </style:style>
    <style:style style:name="span_.qaa-x-lel" style:family="paragraph" style:parent-style-name="none">
      <style:text-properties fo:font-family="Segoe UI"/>
    </style:style>
    <style:style style:name="div_.qaa-x-xeg" style:family="paragraph" style:parent-style-name="none">
      <style:text-properties fo:font-family="Charis SIL"/>
    </style:style>
    <style:style style:name="span_.qaa-x-xeg" style:family="paragraph" style:parent-style-name="none">
      <style:text-properties fo:font-family="Charis SIL"/>
    </style:style>
    <style:style style:name="div_.qaa-x-xSm-New" style:family="paragraph" style:parent-style-name="none">
      <style:text-properties fo:font-family="Charis SIL"/>
    </style:style>
    <style:style style:name="span_.qaa-x-xSm-New" style:family="paragraph" style:parent-style-name="none">
      <style:text-properties fo:font-family="Charis SIL"/>
    </style:style>
    <style:style style:name="div_.qaa-x-xTS-IPA-New" style:family="paragraph" style:parent-style-name="none">
      <style:text-properties fo:font-family="Charis SIL"/>
    </style:style>
    <style:style style:name="span_.qaa-x-xTS-IPA-New" style:family="paragraph" style:parent-style-name="none">
      <style:text-properties fo:font-family="Charis SIL"/>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tsi-fonipa" style:family="paragraph" style:parent-style-name="none">
      <style:text-properties fo:font-family="Doulos SIL"/>
    </style:style>
    <style:style style:name="span_.tsi-fonipa" style:family="paragraph" style:parent-style-name="none">
      <style:text-properties fo:font-family="Doulos SIL"/>
    </style:style>
    <style:style style:name="div_.tsi-x-str" style:family="paragraph" style:parent-style-name="none">
      <style:text-properties fo:font-family="Times New Roman"/>
    </style:style>
    <style:style style:name="span_.tsi-x-str" style:family="paragraph" style:parent-style-name="none">
      <style:text-properties fo:font-family="Times New Roman"/>
    </style:style>
    <style:style style:name="div_.tsi-Zxxx-x-audio" style:family="paragraph" style:parent-style-name="none">
      <style:text-properties fo:font-family="Charis SIL"/>
    </style:style>
    <style:style style:name="span_.tsi-Zxxx-x-audio" style:family="paragraph" style:parent-style-name="none">
      <style:text-properties fo:font-family="Charis SIL"/>
    </style:style>
    <style:style style:name="div_.tsi" style:family="paragraph" style:parent-style-name="none">
      <style:text-properties fo:font-family="Times New Roman"/>
    </style:style>
    <style:style style:name="span_.tsi" style:family="paragraph" style:parent-style-name="none">
      <style:text-properties fo:font-family="Times New Roman"/>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text-properties fo:font-style="italic" text:display="prince-footnote"/>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family="paragraph" style:name="ChapterNumber1" style:parent-style-name="Paragraph_scrSection_scrBook_scrBody" style:master-page-name="">
      <style:paragraph-properties>
        <style:drop-cap style:distance="0.20cm" style:length="1"/>
      </style:paragraph-properties>
    </style:style>
    <style:style xmlns:style="urn:oasis:names:tc:opendocument:xmlns:style:1.0" style:name="ChapterNumber" style:family="paragraph" style:parent-style-name="none">
      <style:paragraph-properties>
        <style:drop-cap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 style:family="paragraph" style:parent-style-name="none">
      <style:paragraph-properties fo:text-indent="12pt" fo:margin-left="0pt"/>
    </style:style>
    <style:style style:name="ParagraphContinuation" style:family="paragraph" style:parent-style-name="none">
      <style:paragraph-properties fo:text-indent="0pt" fo:margin-left="0pt"/>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ParallelPassageReference" style:family="paragraph" style:parent-style-name="none">
      <style:paragraph-properties fo:text-align="center" fo:text-indent="0pt" fo:margin-left="0pt" fo:margin-top="0pt" fo:margin-bottom="3pt" fo:keep-with-next="always"/>
      <style:text-properties fo:font-style="italic"/>
    </style:style>
    <style:style style:name="rem" style:family="paragraph" style:parent-style-name="none">
      <style:text-properties text:display="none"/>
    </style:style>
    <style:style style:name="scrBook" style:family="paragraph" style:parent-style-name="none"/>
    <style:style style:name="scrBookCode" style:family="paragraph" style:parent-style-name="none">
      <style:text-properties text:display="none"/>
    </style:style>
    <style:style style:name="scrBookName" style:family="paragraph" style:parent-style-name="none">
      <style:text-properties text:display="none"/>
    </style:style>
    <style:style style:name="scrIntroSection" style:family="paragraph" style:parent-style-name="none">
      <style:paragraph-properties fo:text-align="left"/>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weight="700" fo:font-style="normal"/>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eeInGlossary" style:family="paragraph" style:parent-style-name="none">
      <style:text-properties fo:color="#0000ff"/>
    </style:style>
    <style:style style:name="span" style:family="paragraph" style:parent-style-name="none"/>
    <style:style style:name="StanzaBreak" style:family="paragraph" style:parent-style-name="none">
      <style:paragraph-properties fo:text-indent="0pt" fo:margin-left="0pt"/>
    </style:styl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text-properties fo:font-size="18pt" fo:font-weight="700" fo:font-style="normal"/>
    </style:style>
    <style:style style:name="TitleSecondary" style:family="paragraph" style:parent-style-name="none">
      <style:text-properties text:display="block"/>
    </style:style>
    <style:style style:name="VerseNumber" style:family="paragraph" style:parent-style-name="none">
      <style:paragraph-properties fo:text-indent="0pt" fo:margin-left="0pt"/>
      <style:text-properties fo:font-size="100%" style:text-position="super 55%"/>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span.reference..before" style:family="paragraph" style:parent-style-name="none"/>
    <style:style style:name="span.reference..after" style:family="paragraph" style:parent-style-name="non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fo:font-weight="700"/>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string(booknamefirst) string(chapterfirst)" fo:font-weight="700"/>
    </style:style>
    <style:style style:name="PageHeaderFooter13" style:family="text">
      <style:text-properties conten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style>
    <style:style style:name="PageHeaderFooter20" style:family="text">
      <style:text-properties content="string(booknamelast) string(chapterlast)" fo:font-weight="700"/>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margin-top="32.59842pt" fo:margin-right="42.51968pt" fo:margin-bottom="32.59842pt" fo:margin-left="42.51968pt" fo:page-width="459.2126pt" fo:page-height="649.1339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margin-top="32.59842pt" fo:margin-right="42.51968pt" fo:margin-bottom="32.59842pt" fo:margin-left="42.51968pt" fo:page-width="459.2126pt" fo:page-height="649.1339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4"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margin-top="32.59842pt" fo:margin-right="42.51968pt" fo:margin-bottom="32.59842pt" fo:margin-left="42.51968pt" fo:page-width="459.2126pt" fo:page-height="649.1339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1-19T08:28:20</meta:creation-date>
    <dc:creator>Trihus</dc:creator>
    <dc:date>2012-01-19T08:28:20</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1.0.4.1875</meta:user-defined>
    <meta:user-defined meta:name="Created-By">ReSharper 6.1.37.86</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svn\pathway\Test\PsExport\TestFiles\Output\T9\PartFile1"
Const IsPreview = "False"
Const RunMacroFirstTime = "True"

'Changed On Dec-02-2011 for TD-2784(OpenOffice - Table of Content (Create Macro for updating the TOC))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End Sub

'Update the Table of Content
Sub UpdateTOC
On Error GoTo MyError:
   oDoc = ThisComponent
   oDoc.refresh() 
   oIndexes = oDoc.getDocumentIndexes() 
   oIndex = oIndexes.getByName("Table of Contents1") 
   oIndex.update() 
   'oDoc.store() 
Exit Sub
MyError: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